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Monaco, 'Andale Mono', 'Ubuntu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1ed6e" officeooo:paragraph-rsid="0011ed6e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20cad" officeooo:paragraph-rsid="00120cad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officeooo:paragraph-rsid="0016b78a"/>
    </style:style>
    <style:style style:name="P4" style:family="paragraph" style:parent-style-name="Standard">
      <style:paragraph-properties fo:text-align="start" style:justify-single-word="false"/>
      <style:text-properties officeooo:paragraph-rsid="00120cad"/>
    </style:style>
    <style:style style:name="P5" style:family="paragraph" style:parent-style-name="Standard">
      <style:paragraph-properties fo:text-align="start" style:justify-single-word="false"/>
      <style:text-properties fo:color="#000000" fo:font-size="12pt" officeooo:rsid="00169fd5" officeooo:paragraph-rsid="0016b78a" style:font-size-asian="12pt" style:font-size-complex="12pt"/>
    </style:style>
    <style:style style:name="P6" style:family="paragraph" style:parent-style-name="Text_20_body">
      <style:text-properties officeooo:paragraph-rsid="0016b78a"/>
    </style:style>
    <style:style style:name="P7" style:family="paragraph" style:parent-style-name="Text_20_body">
      <style:text-properties style:font-name="Liberation Serif" fo:font-size="14pt" officeooo:paragraph-rsid="0016b78a" style:font-size-asian="14pt" style:font-size-complex="14pt"/>
    </style:style>
    <style:style style:name="P8" style:family="paragraph" style:parent-style-name="Text_20_body">
      <style:text-properties style:font-name="Liberation Serif" fo:font-size="14pt" officeooo:rsid="001b82ef" officeooo:paragraph-rsid="001b82ef" style:font-size-asian="14pt" style:font-size-complex="14pt"/>
    </style:style>
    <style:style style:name="P9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16b78a" officeooo:paragraph-rsid="0016b78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1744bb" officeooo:paragraph-rsid="001b82ef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1744bb" officeooo:paragraph-rsid="0016b78a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1b82ef" officeooo:paragraph-rsid="001b82ef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normal" officeooo:rsid="0016b78a" style:font-weight-asian="normal" style:font-weight-complex="normal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officeooo:rsid="00169fd5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officeooo:rsid="00169fd5" style:font-size-asian="14pt" style:font-size-complex="14pt" loext:padding="0cm" loext:border="none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1744bb" style:font-size-asian="14pt" style:font-size-complex="14pt" loext:padding="0cm" loext:border="none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169fd5" style:font-size-asian="14pt" style:font-weight-asian="normal" style:font-size-complex="14pt" style:font-weight-complex="normal" loext:padding="0cm" loext:border="none"/>
    </style:style>
    <style:style style:name="T7" style:family="text">
      <style:text-properties fo:font-variant="normal" fo:text-transform="none" fo:color="#000000" fo:letter-spacing="normal" fo:font-style="normal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16b78a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1744bb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16b78a" style:font-style-asian="normal" style:font-weight-asian="normal" style:font-style-complex="normal" style:font-weight-complex="normal"/>
    </style:style>
    <style:style style:name="T11" style:family="text">
      <style:text-properties fo:font-size="15pt" officeooo:rsid="00120cad" style:font-size-asian="15pt" style:font-size-complex="15pt"/>
    </style:style>
    <style:style style:name="T12" style:family="text">
      <style:text-properties fo:font-size="15pt" officeooo:rsid="00150de3" style:font-size-asian="15pt" style:font-size-complex="15pt"/>
    </style:style>
    <style:style style:name="T13" style:family="text">
      <style:text-properties fo:font-size="15pt" officeooo:rsid="001c7c65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Installation rspi</text:p>
      <text:p text:style-name="P1"/>
      <text:p text:style-name="P1"/>
      <text:p text:style-name="P4"><text:span text:style-name="T11">1 <text:s/>– <text:s/>L’adresse IP de l’interface réseau est </text:span><text:span text:style-name="T12">12</text:span><text:span text:style-name="T13">7.0.0.1</text:span><text:span text:style-name="T12"> et le masque est 255.0.0.0</text:span></text:p>
      <text:p text:style-name="P2"/>
      <text:p text:style-name="P5">2 -</text:p>
      <text:p text:style-name="P3"><text:span text:style-name="Source_20_Text"><text:span text:style-name="T2"/></text:span></text:p>
      <text:p text:style-name="P3"><text:span text:style-name="Source_20_Text"><text:span text:style-name="T3">ip route | grep eth0 : </text:span></text:span><text:span text:style-name="Source_20_Text"><text:span text:style-name="T4">Pour connaître l’adresse </text:span></text:span><text:span text:style-name="Source_20_Text"><text:span text:style-name="T5">privé du raspberry</text:span></text:span></text:p>
      <text:p text:style-name="P6"><text:span text:style-name="Source_20_Text"><text:span text:style-name="T6"/></text:span></text:p>
      <text:p text:style-name="P7"><text:span text:style-name="T1">sudo nano <text:s/></text:span><text:span text:style-name="T8">/etc/dhcpcd.conf <text:s/>: fichier pour configurer l’adresse statique </text:span></text:p>
      <text:p text:style-name="P7"><text:span text:style-name="T8">Une fois dans le </text:span><text:span text:style-name="T10">fichier on ecrit : <text:s text:c="2"/>interface eth0</text:span></text:p>
      <text:p text:style-name="P9"><text:tab/><text:tab/><text:tab/><text:tab/><text:tab/> <text:s text:c="4"/>static ip_address=192.168.108.88/24</text:p>
      <text:p text:style-name="P9"/>
      <text:p text:style-name="P7"><text:span text:style-name="T10">Sudo </text:span><text:span text:style-name="T8">/etc/init.d/networking resta</text:span><text:span text:style-name="T9">rt : relancer la couche réseau pour actualisé <text:tab/><text:tab/><text:tab/><text:tab/><text:tab/><text:tab/> <text:s text:c="6"/>l’adresse </text:span></text:p>
      <text:p text:style-name="P10">3- </text:p>
      <text:p text:style-name="P8"><text:span text:style-name="T9">s</text:span><text:span text:style-name="T7">udo systemctl enable ssh</text:span></text:p>
      <text:p text:style-name="P12">sudo systemctl start ssh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Monaco, 'Andale Mono', 'Ubuntu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4T14:02:46.892000000</meta:creation-date>
    <meta:generator>LibreOffice/6.3.6.2$Windows_x86 LibreOffice_project/2196df99b074d8a661f4036fca8fa0cbfa33a497</meta:generator>
    <dc:date>2020-09-17T15:53:58.232000000</dc:date>
    <meta:editing-duration>PT22H8M18S</meta:editing-duration>
    <meta:editing-cycles>5</meta:editing-cycles>
    <meta:document-statistic meta:table-count="0" meta:image-count="0" meta:object-count="0" meta:page-count="1" meta:paragraph-count="11" meta:word-count="71" meta:character-count="495" meta:non-whitespace-character-count="402"/>
  </office:meta>
</office:document-meta>
</file>